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unter</text:p>
      <text:p text:style-name="P1">Fundamentals:<text:span text:style-name="T1"> Level, Cost, Morality</text:span></text:p>
      <text:p text:style-name="P1">Distinction: <text:span text:style-name="T1">Lithe, Soldier, Altered</text:span></text:p>
      <text:p text:style-name="P1">Class:<text:span text:style-name="T1"> Support, Ordnance, Tank</text:span></text:p>
      <text:p text:style-name="P1"><text:span text:style-name="T1"/></text:p>
      <text:p text:style-name="P1">Stats:<text:span text:style-name="T1"> Vitality, Stamina, Charge</text:span></text:p>
      <text:p text:style-name="P1">Dice Pool:<text:span text:style-name="T1"> Attack, Defense, Special</text:span></text:p>
      <text:p text:style-name="P1">Traits: <text:span text:style-name="T1">Dexterity, Might, Intellect</text:span></text:p>
      <text:p text:style-name="P1"><text:span text:style-name="T1"/></text:p>
      <text:p text:style-name="P1">Stats:</text:p>
      <text:p text:style-name="P1"><text:span text:style-name="T1">Vitality: The amount of damage a Hunter can take before death</text:span></text:p>
      <text:p text:style-name="P1"><text:span text:style-name="T1">Stamina: The amount of actions a Hunter can perform</text:span></text:p>
      <text:p text:style-name="P1"><text:span text:style-name="T1">Charge: The amount of Exploits a Hunter can perform</text:span></text:p>
      <text:p text:style-name="P1"><text:span text:style-name="T1"/></text:p>
      <text:p text:style-name="P1">Dice Pool:</text:p>
      <text:p text:style-name="P1"><text:span text:style-name="T1">Attack: The amount of attack dice a Hunter gets during an engagement check.</text:span></text:p>
      <text:p text:style-name="P1"><text:span text:style-name="T1">Defense: The amount of defense dice a Hunter gets during an engagement check.</text:span></text:p>
      <text:p text:style-name="P1"><text:span text:style-name="T1">Special: The amount of dice a Hunter gets during an Exploit check.</text:span></text:p>
      <text:p text:style-name="P1"><text:span text:style-name="T1"/></text:p>
      <text:p text:style-name="P1">Traits:</text:p>
      <text:p text:style-name="P1"><text:span text:style-name="T1">Dexterity: Hunter's ability with tools. Added to the result of an Attack roll</text:span></text:p>
      <text:p text:style-name="P1"><text:span text:style-name="T1">Might: Hunter's bodily strength. Added to the result of a Defense roll</text:span></text:p>
      <text:p text:style-name="P1"><text:span text:style-name="T1">Wisdom: Hunter's cognitive content. Added to the result of an Exploit roll</text:span></text:p>
      <text:p text:style-name="P1"><text:span text:style-name="T1"/></text:p>
      <text:p text:style-name="P1">Fundamentals:</text:p>
      <text:p text:style-name="P1"><text:span text:style-name="T1">Level: Hunter's experience. Increases with certain actions, can use to upgrade Hunter.</text:span></text:p>
      <text:p text:style-name="P1"><text:span text:style-name="T1">Cost: Hunter's cost per job. Increases based upon Level.</text:span></text:p>
      <text:p text:style-name="P1"><text:span text:style-name="T1">Morality: Hunter's morality. Will increase or decrease Cost based upon Quests.</text:span></text:p>
      <text:p text:style-name="P1"><text:span text:style-name="T1"/></text:p>
      <text:p text:style-name="P1">Distinctions:</text:p>
      <text:p text:style-name="P1"><text:tab/>Lithe:<text:span text:style-name="T1"> Light and quick. [Dice Pool: 3-6a, 3-6def, 6-9spc]</text:span></text:p>
      <text:p text:style-name="P1"><text:span text:style-name="T1"><text:tab/></text:span>Solder:<text:span text:style-name="T1"> Run-of-the mill infantry. [Dice Pool: 6-9atk, 3-6def, 3-6spc]</text:span></text:p>
      <text:p text:style-name="P1"><text:span text:style-name="T1"><text:tab/></text:span>Altered:<text:span text:style-name="T1"> Monstrous, genetically modified human. [Dice Pool: 3-6atk, 6-9def, 3-6spc]</text:span></text:p>
      <text:p text:style-name="P1">Class:</text:p>
      <text:p text:style-name="P1"><text:tab/>Support: <text:span text:style-name="T1">Aids the team with Exploits. [3-9dex, 3-9mgt, 6-12wis]</text:span></text:p>
      <text:p text:style-name="P1"><text:span text:style-name="T1"><text:tab/></text:span>Ordnance: <text:span text:style-name="T1">Damage dealing. [6-12dex, 3-9mgt, 3-9wis]</text:span></text:p>
      <text:p text:style-name="P1"><text:tab/>Tank:<text:span text:style-name="T1"> Damage taking. [3-9dex,6-12mgt,3-9wis]</text:span></text:p>
      <text:p text:style-name="P1"><text:span text:style-name="T1"/></text:p>
      <text:p text:style-name="P1">Actions<text:span text:style-name="T1">: Any regular action a Hunter can take. E.g. movement, going into cover, firing a weapon, opening an unlocked door.</text:span></text:p>
      <text:p text:style-name="P1"><text:span text:style-name="T1"/></text:p>
      <text:p text:style-name="P1">Exploits<text:span text:style-name="T1">: Any special action a Hunter can take, usually from a cybernetic enhancement or equipped item. Each exploit has a difficulty rating that is attempted to be surpassed with a Special check. E.g. Throwing a grenade, using a medical kit, firing a wrist-mounted flamethrower, hacking an object.</text:span></text:p>
      <text:p text:style-name="P1"><text:span text:style-name="T1"/></text:p>
      <text:p text:style-name="P1"/>
      <text:p text:style-name="P1"/>
      <text:p text:style-name="P1"/>
      <text:p text:style-name="P1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laus Arandor</meta:initial-creator>
    <meta:creation-date>2020-09-05T13:35:20.46</meta:creation-date>
    <dc:date>2020-09-05T18:22:15.12</dc:date>
    <dc:creator>Klaus Arandor</dc:creator>
    <meta:editing-duration>PT4H31M42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2" meta:paragraph-count="33" meta:word-count="283" meta:character-count="1879"/>
  </office:meta>
</office:document-meta>
</file>